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2.548cm" fo:min-width="5.50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33ff99" draw:textarea-horizontal-align="justify" draw:textarea-vertical-align="middle" draw:auto-grow-height="false" fo:min-height="1.25cm" fo:min-width="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00cc33" draw:textarea-horizontal-align="justify" draw:textarea-vertical-align="middle" draw:auto-grow-height="false" fo:min-height="1.35cm" fo:min-width="5.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cc66ff" draw:textarea-horizontal-align="justify" draw:textarea-vertical-align="middle" draw:auto-grow-height="false" fo:min-height="1.35cm" fo:min-width="5.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cc00" draw:textarea-horizontal-align="justify" draw:textarea-vertical-align="middle" draw:auto-grow-height="false" fo:min-height="1.35cm" fo:min-width="5.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7.712cm" fo:min-width="0.04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-color="#cc66ff" draw:textarea-horizontal-align="justify" draw:textarea-vertical-align="middle" draw:auto-grow-height="false" fo:min-height="1.574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65cm" draw:marker-end-width="0.65cm" draw:fill="none" draw:textarea-vertical-align="middle" draw:auto-grow-height="false" fo:min-height="4.2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1cm" svg:stroke-color="#cccccc" draw:marker-start-width="0.5cm" draw:marker-end-width="0.5cm" draw:fill-color="#ffffff" draw:textarea-horizontal-align="justify" draw:textarea-vertical-align="middle" draw:auto-grow-height="false" fo:min-height="3.75cm" fo:min-width="10.5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width="0.1cm" svg:stroke-color="#cccccc" draw:marker-start-width="0.5cm" draw:marker-end-width="0.5cm" draw:fill-color="#ffffff" draw:textarea-horizontal-align="justify" draw:textarea-vertical-align="middle" draw:auto-grow-height="false" fo:min-height="3.75cm" fo:min-width="5.5cm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svg:stroke-color="#cccccc" draw:marker-start-width="0.5cm" draw:marker-end-width="0.5cm" draw:fill-color="#ffffff" draw:textarea-horizontal-align="justify" draw:textarea-vertical-align="middle" draw:auto-grow-height="false" fo:min-height="3.75cm" fo:min-width="5.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0.653cm" fo:min-width="5.40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33ff99" draw:textarea-horizontal-align="justify" draw:textarea-vertical-align="middle" draw:auto-grow-height="false" fo:min-height="1.65cm" fo:min-width="5.3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5cm" draw:fill-color="#00cc33" draw:textarea-horizontal-align="justify" draw:textarea-vertical-align="middle" draw:auto-grow-height="false" fo:min-height="1.65cm" fo:min-width="5.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5cm" draw:marker-end-width="0.5cm" draw:fill-color="#00cc33" draw:textarea-horizontal-align="justify" draw:textarea-vertical-align="middle" draw:auto-grow-height="false" fo:min-height="8.65cm" fo:min-width="5.4cm" fo:padding-top="0.175cm" fo:padding-bottom="0.175cm" fo:padding-left="0.3cm" fo:padding-right="0.3cm"/>
    </style:style>
    <style:style style:name="gr16" style:family="graphic" style:parent-style-name="standard" style:list-style-name="L1">
      <style:graphic-properties svg:stroke-width="0.1cm" svg:stroke-color="#000000" draw:marker-start-width="0.5cm" draw:marker-end-width="0.5cm" draw:fill-color="#33ff99" draw:textarea-horizontal-align="justify" draw:textarea-vertical-align="middle" draw:auto-grow-height="false" fo:min-height="8.65cm" fo:min-width="5.4cm" fo:padding-top="0.175cm" fo:padding-bottom="0.175cm" fo:padding-left="0.3cm" fo:padding-right="0.3cm"/>
    </style:style>
    <style:style style:name="gr17" style:family="graphic" style:parent-style-name="standard" style:list-style-name="L1">
      <style:graphic-properties svg:stroke-width="0.1cm" svg:stroke-color="#000000" draw:marker-start-width="0.5cm" draw:marker-end-width="0.5cm" draw:fill-color="#729fcf" draw:textarea-horizontal-align="justify" draw:textarea-vertical-align="middle" draw:auto-grow-height="false" fo:min-height="8.65cm" fo:min-width="5.4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15cm" draw:marker-end="Arrow" draw:marker-end-width="0.6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cm" draw:marker-end="Arrow" draw:marker-end-width="0.7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 Narrow1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33ff99"/>
      <style:paragraph-properties fo:text-align="center"/>
      <style:text-properties style:font-name="Liberation Sans Narrow1" fo:font-size="18pt" fo:font-weight="normal" style:font-size-asian="18pt" style:font-size-complex="18pt"/>
    </style:style>
    <style:style style:name="P4" style:family="paragraph">
      <loext:graphic-properties draw:fill-color="#00cc33"/>
      <style:paragraph-properties fo:text-align="center"/>
      <style:text-properties style:font-name="Liberation Sans Narrow1" fo:font-size="18pt" fo:font-weight="normal" style:font-size-asian="18pt" style:font-size-complex="18pt"/>
    </style:style>
    <style:style style:name="P5" style:family="paragraph">
      <loext:graphic-properties draw:fill-color="#cc66ff"/>
      <style:paragraph-properties fo:text-align="center"/>
      <style:text-properties style:font-name="Liberation Sans Narrow1" fo:font-size="18pt" fo:font-weight="normal" style:font-size-asian="18pt" style:font-size-complex="18pt"/>
    </style:style>
    <style:style style:name="P6" style:family="paragraph">
      <loext:graphic-properties draw:fill-color="#ffcc00"/>
      <style:paragraph-properties fo:text-align="center"/>
      <style:text-properties style:font-name="Liberation Sans Narrow1" fo:font-size="18pt" fo:font-weight="normal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Liberation Sans Narrow1" fo:font-size="18pt" fo:font-weight="normal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Liberation Sans Narrow1" fo:font-size="18pt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fo:color="#999999" fo:font-size="22pt" fo:font-style="italic" fo:font-weight="bold" style:font-size-asian="18pt" style:font-size-complex="18pt"/>
    </style:style>
    <style:style style:name="P10" style:family="paragraph">
      <style:paragraph-properties fo:text-align="center"/>
      <style:text-properties fo:font-size="22pt"/>
    </style:style>
    <style:style style:name="P11" style:family="paragraph">
      <style:paragraph-properties fo:text-align="center"/>
      <style:text-properties style:font-name="Liberation Sans Narrow1" fo:font-size="22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22pt" fo:font-weight="bold" style:font-size-asian="18pt" style:font-size-complex="18pt"/>
    </style:style>
    <style:style style:name="P13" style:family="paragraph">
      <loext:graphic-properties draw:fill-color="#33ff99"/>
      <style:paragraph-properties fo:text-align="center"/>
      <style:text-properties style:font-name="Liberation Sans Narrow1" fo:font-size="22pt" fo:font-weight="bold" style:font-size-asian="18pt" style:font-size-complex="18pt"/>
    </style:style>
    <style:style style:name="P14" style:family="paragraph">
      <loext:graphic-properties draw:fill-color="#00cc33"/>
      <style:paragraph-properties fo:text-align="center"/>
      <style:text-properties style:font-name="Liberation Sans Narrow1" fo:font-size="22pt" fo:font-weight="bold" style:font-size-asian="18pt" style:font-size-complex="18pt"/>
    </style:style>
    <style:style style:name="P15" style:family="paragraph">
      <style:paragraph-properties fo:text-align="center"/>
      <style:text-properties fo:font-size="20pt" fo:font-style="normal" fo:font-weight="normal" style:font-size-asian="18pt" style:font-size-complex="18pt"/>
    </style:style>
    <style:style style:name="P16" style:family="paragraph">
      <loext:graphic-properties draw:fill-color="#00cc33"/>
      <style:paragraph-properties fo:text-align="center"/>
      <style:text-properties style:font-name="Liberation Sans Narrow1" fo:font-size="20pt" fo:font-style="normal" fo:font-weight="normal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style:font-name="Liberation Sans Narrow1" fo:font-size="20pt" fo:font-style="normal" fo:font-weight="normal" style:letter-kerning="true" style:font-name-asian="Microsoft YaHei" style:font-size-asian="18pt" style:font-name-complex="Mangal" style:font-size-complex="18pt"/>
    </style:style>
    <style:style style:name="P18" style:family="paragraph">
      <loext:graphic-properties draw:fill-color="#33ff99"/>
      <style:paragraph-properties fo:margin-left="0cm" fo:margin-right="0cm" fo:text-align="center" fo:text-indent="0cm"/>
      <style:text-properties style:font-name="Liberation Sans Narrow1" fo:font-size="20pt" fo:font-style="normal" fo:font-weight="normal" style:letter-kerning="true" style:font-name-asian="Microsoft YaHei" style:font-size-asian="18pt" style:font-name-complex="Mangal" style:font-size-complex="18pt"/>
    </style:style>
    <style:style style:name="P19" style:family="paragraph">
      <style:paragraph-properties fo:margin-left="0cm" fo:margin-right="0cm" fo:text-align="center" fo:text-indent="0cm"/>
      <style:text-properties style:font-name="Liberation Sans Narrow1" fo:font-size="20pt" fo:font-style="normal" fo:font-weight="normal" style:letter-kerning="true" style:font-name-asian="Microsoft YaHei" style:font-size-asian="18pt" style:font-weight-asian="bold" style:font-name-complex="Mangal" style:font-size-complex="18pt" style:font-weight-complex="bold"/>
    </style:style>
    <style:style style:name="P20" style:family="paragraph">
      <loext:graphic-properties draw:fill-color="#729fcf"/>
      <style:paragraph-properties fo:margin-left="0cm" fo:margin-right="0cm" fo:text-align="center" fo:text-indent="0cm"/>
      <style:text-properties style:font-name="Liberation Sans Narrow1" fo:font-size="20pt" fo:font-style="normal" fo:font-weight="normal" style:letter-kerning="true" style:font-name-asian="Microsoft YaHei" style:font-size-asian="18pt" style:font-weight-asian="bold" style:font-name-complex="Mangal" style:font-size-complex="18pt" style:font-weight-complex="bold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Liberation Sans Narrow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 Narrow1" fo:font-size="18pt" fo:font-weight="normal" style:font-size-asian="18pt" style:font-size-complex="18pt"/>
    </style:style>
    <style:style style:name="T3" style:family="text">
      <style:text-properties fo:color="#999999" fo:font-size="22pt" fo:font-style="italic" fo:font-weight="bold" style:font-size-asian="18pt" style:font-size-complex="18pt"/>
    </style:style>
    <style:style style:name="T4" style:family="text">
      <style:text-properties style:font-name="Liberation Sans Narrow1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Sans Narro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5.3cm" svg:x="14cm" svg:y="8.7cm">
          <text:p text:style-name="P1"><text:span text:style-name="T1">TextBra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4.6cm" svg:height="1.6cm" svg:x="7cm" svg:y="9.3cm">
          <text:p text:style-name="P1"><text:span text:style-name="T2">Website Pars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1.6cm" svg:x="1cm" svg:y="11cm">
          <text:p text:style-name="P1"><text:span text:style-name="T2">Files</text:span></text:p>
          <text:p text:style-name="P1"><text:span text:style-name="T2">(e.g. Dropbox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1.6cm" svg:x="1cm" svg:y="7.6cm">
          <text:p text:style-name="P1"><text:span text:style-name="T2">Bookmarks</text:span></text:p>
          <text:p text:style-name="P1"><text:span text:style-name="T2">(e.g. Chrome Plugin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1.6cm" svg:x="1cm" svg:y="14.4cm">
          <text:p text:style-name="P1"><text:span text:style-name="T2">Literature 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6cm" svg:x="7cm" svg:y="12.7cm">
          <text:p text:style-name="P1"><text:span text:style-name="T2">PDF Pars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1.6cm" svg:x="14.2cm" svg:y="17.4cm">
          <text:p text:style-name="P1"><text:span text:style-name="T2">Analyz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.6cm" svg:x="22.4cm" svg:y="11cm">
          <text:p text:style-name="P1"><text:span text:style-name="T2">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.6cm" svg:x="22.4cm" svg:y="7.6cm">
          <text:p text:style-name="P1"><text:span text:style-name="T2">Grap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.6cm" svg:x="22.4cm" svg:y="14.4cm">
          <text:p text:style-name="P1"><text:span text:style-name="T2">Keywords / Tag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8.4cm" svg:x="20.5cm" svg:y="7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5" draw:layer="layout" svg:width="0.9cm" svg:height="2.4cm" svg:x="16.6cm" svg:y="14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.4cm" svg:height="4.8cm" svg:x="12cm" svg:y="9.4cm">
          <text:p/>
          <draw:enhanced-geometry svg:viewBox="0 0 21600 21600" draw:glue-points="0 0 0 21600 21600 10800" draw:text-areas="0 ?f9 7800 ?f10" draw:type="right-brace" draw:modifiers="3198.8335763382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9" draw:layer="layout" svg:width="11cm" svg:height="4cm" svg:x="1cm" svg:y="2cm">
          <text:p text:style-name="P1"><text:span text:style-name="T3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cm" svg:height="4cm" svg:x="14cm" svg:y="2cm">
          <text:p text:style-name="P1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6cm" svg:height="4cm" svg:x="22.4cm" svg:y="2cm">
          <text:p text:style-name="P1"><text:span text:style-name="T3">Visualiza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2" draw:text-style-name="P11" draw:layer="layout" svg:width="6cm" svg:height="1.9cm" svg:x="22.7cm" svg:y="1cm">
          <text:p text:style-name="P10"><text:span text:style-name="T4">TextBrai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3" draw:layer="layout" svg:width="5.9cm" svg:height="2cm" svg:x="12cm" svg:y="1cm">
          <text:p text:style-name="P12"><text:span text:style-name="T5">Website Par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6cm" svg:height="2cm" svg:x="1cm" svg:y="1cm">
          <text:p text:style-name="P12"><text:span text:style-name="T5">Bookmarks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" draw:id="id1" draw:layer="layout" svg:width="6cm" svg:height="9cm" svg:x="1cm" svg:y="7cm">
          <text:p text:style-name="P15"><text:span text:style-name="T5">Chrome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xml:id="id2" draw:id="id2" draw:layer="layout" svg:width="6cm" svg:height="9cm" svg:x="11.9cm" svg:y="7cm">
          <text:p text:style-name="P17">Python scri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xml:id="id3" draw:id="id3" draw:layer="layout" svg:width="6cm" svg:height="9cm" svg:x="22.7cm" svg:y="7cm">
          <text:p text:style-name="P19">MongoD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21" draw:layer="layout" draw:type="line" svg:x1="7cm" svg:y1="11.5cm" svg:x2="11.9cm" svg:y2="11.5cm" draw:start-shape="id1" draw:start-glue-point="1" draw:end-shape="id2" draw:end-glue-point="3" svg:d="M7000 11500h4900" svg:viewBox="0 0 4901 1">
          <text:p text:style-name="P1">REST</text:p>
          <text:p text:style-name="P1">call</text:p>
        </draw:connector>
        <draw:connector draw:style-name="gr18" draw:text-style-name="P21" draw:layer="layout" draw:type="line" svg:x1="17.9cm" svg:y1="11.5cm" svg:x2="22.7cm" svg:y2="11.5cm" draw:start-shape="id2" draw:start-glue-point="1" draw:end-shape="id3" svg:d="M17900 11500h4800" svg:viewBox="0 0 4801 1">
          <text:p text:style-name="P1">DB</text:p>
          <text:p text:style-name="P1">insert</text:p>
        </draw:connector>
        <draw:connector draw:style-name="gr19" draw:text-style-name="P21" draw:layer="layout" draw:type="line" svg:x1="4cm" svg:y1="19.466cm" svg:x2="4cm" svg:y2="16cm" draw:end-shape="id1" draw:end-glue-point="2" svg:d="M4000 19466v-3466" svg:viewBox="0 0 1 3467">
          <text:p text:style-name="P1"><text:s text:c="2"/>Click plugi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4:59:46.286000000</meta:creation-date>
    <dc:date>2015-12-20T19:57:44.758000000</dc:date>
    <meta:editing-duration>PT2H41M21S</meta:editing-duration>
    <meta:editing-cycles>5</meta:editing-cycles>
    <meta:generator>LibreOffice/5.0.3.2$Windows_x86 LibreOffice_project/e5f16313668ac592c1bfb310f4390624e3dbfb75</meta:generator>
    <meta:document-statistic meta:object-count="25"/>
  </office:meta>
</office:document-meta>
</file>